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Standard" style:list-style-name="L1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xml:id="ct352267936" text:id="ct352267936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xml:id="ct450413440" text:id="ct450413440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xml:id="ct157735440" text:id="ct157735440">
          <text:insertion>
            <office:change-info>
              <dc:creator>Bob Jacobsen</dc:creator>
              <dc:date>2010-10-10T20:27:00</dc:date>
            </office:change-info>
          </text:insertion>
        </text:changed-region>
        <text:changed-region xml:id="ct268205296" text:id="ct268205296">
          <text:deletion>
            <office:change-info>
              <dc:creator>Bob Jacobsen</dc:creator>
              <dc:date>2010-10-10T20:27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544623231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352267936"/><text:change-start text:change-id="ct450413440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450413440"/></text:h>
      <text:p text:style-name="Standard"><text:change-start text:change-id="ct157735440"/></text:p>
      <text:p text:style-name="Standard"><text:change-end text:change-id="ct157735440"/><text:change text:change-id="ct26820529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491536096" text:id="ct49153609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434340656" text:id="ct43434065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491536096"/><text:change-start text:change-id="ct434340656"/>OpenLCB-TCP Message Network Technical Note<text:change-end text:change-id="ct434340656"/></text:p>
      </style:header>
      <style:footer>
        <text:tracked-changes>
          <text:changed-region xml:id="ct434351280" text:id="ct43435128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434247680" text:id="ct43424768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434863440" text:id="ct43486344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434351280"/><text:change-start text:change-id="ct434247680"/><text:span text:style-name="MT2">Copyright 2010, by J. Day, D. Harris, B. Jacobsen, and A. Shepherd</text:span><text:change-end text:change-id="ct434247680"/><text:change text:change-id="ct43486344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9-11T01:14:58.99">9/11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44748832" text:id="ct34474883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344748592" text:id="ct34474859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344789088" text:id="ct344789088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xml:id="ct344746496" text:id="ct344746496">
            <text:deletion>
              <office:change-info>
                <dc:creator>Bob Jacobsen</dc:creator>
                <dc:date>2010-10-10T20:26:00</dc:date>
              </office:change-info>
              <text:p text:style-name="MP7">(title)</text:p>
            </text:deletion>
          </text:changed-region>
          <text:changed-region xml:id="ct344748928" text:id="ct344748928">
            <text:insertion>
              <office:change-info>
                <dc:creator>Bob Jacobsen</dc:creator>
                <dc:date>2010-10-10T20:26:00</dc:date>
              </office:change-info>
            </text:insertion>
          </text:changed-region>
          <text:changed-region xml:id="ct344751888" text:id="ct34475188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344752112" text:id="ct344752112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344751984" text:id="ct34475198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344749184" text:id="ct344749184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344748832"/><text:change-start text:change-id="ct344748592"/>OpenLCB <text:change-end text:change-id="ct344748592"/><text:change-start text:change-id="ct344789088"/>Technical Note<text:change-end text:change-id="ct34478908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344746496"/><text:change-start text:change-id="ct344748928"/>OpenLCB-TCP Message Network<text:change-end text:change-id="ct34474892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344751888"/><text:change-start text:change-id="ct344752112"/><text:date style:data-style-name="N75" text:date-value="2011-09-11T01:14:58.99">Sep 11, 2011</text:date><text:change-end text:change-id="ct344752112"/></text:p>
            </table:table-cell>
            <table:table-cell table:style-name="Table1.C1" office:value-type="string">
              <text:p text:style-name="MP7"><text:change text:change-id="ct344751984"/><text:change-start text:change-id="ct344749184"/>Preliminary<text:change-end text:change-id="ct344749184"/></text:p>
            </table:table-cell>
          </table:table-row>
        </table:table>
        <text:p text:style-name="Header"/>
      </style:header>
      <style:footer>
        <text:tracked-changes>
          <text:changed-region xml:id="ct491516976" text:id="ct491516976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and A. Shepherd</text:span></text:p>
            </text:deletion>
          </text:changed-region>
          <text:changed-region xml:id="ct434248208" text:id="ct43424820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434537504" text:id="ct434537504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434345632" text:id="ct43434563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434205760" text:id="ct434205760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Copyright 20</text:span></text:p>
            </text:deletion>
          </text:changed-region>
          <text:changed-region xml:id="ct491449536" text:id="ct491449536">
            <text:insertion>
              <office:change-info>
                <dc:creator>Bob Jacobsen</dc:creator>
                <dc:date>2011-07-23T20:05:00</dc:date>
              </office:change-info>
            </text:insertion>
          </text:changed-region>
        </text:tracked-changes>
        <text:p text:style-name="MP8"><text:change text:change-id="ct491516976"/><text:change text:change-id="ct434248208"/><text:change text:change-id="ct434537504"/><text:change text:change-id="ct434345632"/><text:change text:change-id="ct434205760"/><text:change-start text:change-id="ct49144953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491449536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9-11T01:14:58.99">9/11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Message Network Technical Note</dc:title>
    <meta:initial-creator>Alex Shepherd</meta:initial-creator>
    <meta:creation-date>2009-01-22T07:11:27</meta:creation-date>
    <meta:editing-cycles>60</meta:editing-cycles>
    <meta:editing-duration>PT11H42M45S</meta:editing-duration>
    <meta:generator>OpenOffice.org/3.3$Unix OpenOffice.org_project/330m20$Build-9567</meta:generator>
    <dc:date>2011-09-11T01:14:59</dc:date>
    <dc:creator>Bob Jacobsen</dc:creator>
    <meta:keyword>OpenLCB-TCP Message Network</meta:keyword>
    <meta:document-statistic meta:table-count="1" meta:image-count="1" meta:object-count="0" meta:page-count="1" meta:paragraph-count="36" meta:word-count="212" meta:character-count="1377"/>
    <meta:user-defined meta:name="Info 1"/>
    <meta:user-defined meta:name="Info 2"/>
    <meta:user-defined meta:name="Info 3"/>
    <meta:user-defined meta:name="Info 4"/>
  </office:meta>
</office:document-meta>
</file>